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2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14.821cm" svg:y="1.887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11.469cm" svg:y="1.85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cm" svg:y="13.545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4.749cm" svg:y="13.47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20:01:33.211756460</dc:date>
    <meta:editing-duration>PT21M33S</meta:editing-duration>
    <meta:editing-cycles>16</meta:editing-cycles>
    <meta:generator>LibreOffice/5.1.4.2$Linux_X86_64 LibreOffice_project/10m0$Build-2</meta:generator>
    <meta:document-statistic meta:object-count="23"/>
  </office:meta>
</office:document-meta>
</file>